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Arial" style:font-family-asian="Arial" style:font-family-complex="Arial"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Arial" style:font-family-asian="Arial" style:font-family-complex="Arial"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Arial" style:font-family-asian="Arial" style:font-family-complex="Arial" fo:background-color="transparent" fo:color="#000000"/>
    </style:style>
    <style:style style:name="T6" style:family="text">
      <style:text-properties fo:font-size="12.00pt" fo:font-weight="bold" fo:font-family="Arial" style:font-family-asian="Arial" style:font-family-complex="Arial" fo:background-color="transparent" fo:color="#000000"/>
    </style:style>
    <style:style style:name="T7" style:family="text">
      <style:text-properties fo:font-size="12.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Arial" style:font-family-asian="Arial" style:font-family-complex="Arial" fo:background-color="transparent" fo:color="#000000"/>
    </style:style>
    <style:style style:name="T10" style:family="text">
      <style:text-properties fo:font-size="12.00pt" fo:font-weight="bold" fo:font-family="Arial" style:font-family-asian="Arial" style:font-family-complex="Arial" fo:background-color="transparent" fo:color="#000000"/>
    </style:style>
    <style:style style:name="T11" style:family="text">
      <style:text-properties fo:font-size="12.00pt" fo:font-weight="normal" fo:font-family="Arial" style:font-family-asian="Arial" style:font-family-complex="Arial"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Arial" style:font-family-asian="Arial" style:font-family-complex="Arial"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normal" fo:font-family="Arial" style:font-family-asian="Arial" style:font-family-complex="Arial" fo:background-color="transparent" fo:color="#000000"/>
    </style:style>
    <style:style style:name="T16" style:family="text">
      <style:text-properties fo:font-size="14.00pt" fo:font-weight="normal" fo:font-family="Arial" style:font-family-asian="Arial" style:font-family-complex="Arial" fo:background-color="transparent" fo:color="#000000"/>
    </style:style>
    <style:style style:name="T17" style:family="text">
      <style:text-properties fo:font-size="12.00pt" fo:font-weight="normal" fo:font-family="Arial" style:font-family-asian="Arial" style:font-family-complex="Arial" fo:background-color="transparent" fo:color="#000000"/>
    </style:style>
    <style:style style:name="T18" style:family="text">
      <style:text-properties fo:font-size="14.00pt" fo:font-weight="normal" fo:font-family="Arial" style:font-family-asian="Arial" style:font-family-complex="Arial" fo:background-color="transparent" fo:color="#000000"/>
    </style:style>
    <style:style style:name="T19" style:family="text">
      <style:text-properties fo:font-size="12.00pt" fo:font-weight="normal" fo:font-family="Arial" style:font-family-asian="Arial" style:font-family-complex="Arial" fo:background-color="transparent" fo:color="#000000"/>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2.00pt" fo:font-weight="normal" fo:font-family="Arial" style:font-family-asian="Arial" style:font-family-complex="Arial" fo:background-color="transparent" fo:color="#000000"/>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2.00pt" fo:font-weight="normal" fo:font-family="Arial" style:font-family-asian="Arial" style:font-family-complex="Arial" fo:background-color="transparent" fo:color="#000000"/>
    </style:style>
    <style:style style:name="T24" style:family="text">
      <style:text-properties fo:font-size="14.00pt" fo:font-weight="normal" fo:font-family="Arial" style:font-family-asian="Arial" style:font-family-complex="Arial" fo:background-color="transparent" fo:color="#000000"/>
    </style:style>
    <style:style style:name="T25" style:family="text">
      <style:text-properties fo:font-size="16.00pt" fo:font-weight="normal" fo:font-family="Arial" style:font-family-asian="Arial" style:font-family-complex="Arial" fo:background-color="transparent" fo:color="#000000"/>
    </style:style>
    <style:style style:name="T26" style:family="text">
      <style:text-properties fo:font-size="16.00pt" fo:font-weight="bold"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bold" fo:font-family="Arial" style:font-family-asian="Arial" style:font-family-complex="Arial" fo:background-color="transparent" fo:color="#000000"/>
    </style:style>
    <style:style style:name="T29" style:family="text">
      <style:text-properties fo:font-size="12.00pt" fo:font-weight="normal" fo:font-family="Arial" style:font-family-asian="Arial" style:font-family-complex="Arial"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Arial" style:font-family-asian="Arial" style:font-family-complex="Arial" fo:background-color="transparent" fo:color="#000000"/>
    </style:style>
    <style:style style:name="T32" style:family="text">
      <style:text-properties fo:font-size="14.00pt" fo:font-weight="normal" fo:font-family="Arial" style:font-family-asian="Arial" style:font-family-complex="Arial" fo:background-color="transparent" fo:color="#000000"/>
    </style:style>
    <style:style style:name="T33" style:family="text">
      <style:text-properties fo:font-size="12.00pt" fo:font-weight="bold" fo:font-family="Arial" style:font-family-asian="Arial" style:font-family-complex="Arial" fo:background-color="transparent" fo:color="#000000"/>
    </style:style>
    <style:style style:name="T34" style:family="text">
      <style:text-properties fo:font-size="12.00pt" fo:font-weight="normal" fo:font-family="Arial" style:font-family-asian="Arial" style:font-family-complex="Arial" fo:background-color="transparent" fo:color="#000000"/>
    </style:style>
    <style:style style:name="T35" style:family="text">
      <style:text-properties fo:font-size="12.00pt" fo:font-weight="bold" fo:font-family="Arial" style:font-family-asian="Arial" style:font-family-complex="Arial" fo:background-color="transparent" fo:color="#000000"/>
    </style:style>
    <style:style style:name="T36" style:family="text">
      <style:text-properties fo:font-size="12.00pt" fo:font-weight="normal" fo:font-family="Arial" style:font-family-asian="Arial" style:font-family-complex="Arial" fo:background-color="transparent" fo:color="#000000"/>
    </style:style>
    <style:style style:name="T37" style:family="text">
      <style:text-properties fo:font-size="12.00pt" fo:font-weight="bold" fo:font-family="Arial" style:font-family-asian="Arial" style:font-family-complex="Arial" fo:background-color="transparent" fo:color="#000000"/>
    </style:style>
    <style:style style:name="T38" style:family="text">
      <style:text-properties fo:font-size="12.00pt" fo:font-weight="normal" fo:font-family="Arial" style:font-family-asian="Arial" style:font-family-complex="Arial" fo:background-color="transparent" fo:color="#000000"/>
    </style:style>
    <style:style style:name="T39" style:family="text">
      <style:text-properties fo:font-size="16.00pt" fo:font-weight="bold" fo:font-family="Arial" style:font-family-asian="Arial" style:font-family-complex="Arial" fo:background-color="transparent" fo:color="#000000"/>
    </style:style>
    <style:style style:name="T40" style:family="text">
      <style:text-properties fo:font-size="12.00pt" fo:font-weight="normal" fo:font-family="Arial" style:font-family-asian="Arial" style:font-family-complex="Arial"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Arial" style:font-family-asian="Arial" style:font-family-complex="Arial" fo:background-color="transparent" fo:color="#000000"/>
    </style:style>
    <style:style style:name="T43" style:family="text">
      <style:text-properties fo:font-size="12.00pt" fo:font-weight="normal" fo:font-family="Arial" style:font-family-asian="Arial" style:font-family-complex="Arial"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Arial" style:font-family-asian="Arial" style:font-family-complex="Arial"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normal" fo:font-family="Arial" style:font-family-asian="Arial" style:font-family-complex="Arial" fo:background-color="transparent" fo:color="#000000"/>
    </style:style>
    <style:style style:name="T48" style:family="text">
      <style:text-properties fo:font-size="12.00pt" fo:font-weight="normal" fo:font-family="Arial" style:font-family-asian="Arial" style:font-family-complex="Arial"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Arial" style:font-family-asian="Arial" style:font-family-complex="Arial"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Arial" style:font-family-asian="Arial" style:font-family-complex="Arial"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normal" fo:font-family="Arial" style:font-family-asian="Arial" style:font-family-complex="Arial" fo:background-color="transparent" fo:color="#000000"/>
    </style:style>
    <style:style style:name="T55" style:family="text">
      <style:text-properties fo:font-size="12.00pt" fo:font-weight="normal" fo:font-family="Arial" style:font-family-asian="Arial" style:font-family-complex="Arial"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Arial" style:font-family-asian="Arial" style:font-family-complex="Arial"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Arial" style:font-family-asian="Arial" style:font-family-complex="Arial" fo:background-color="transparent" fo:color="#000000"/>
    </style:style>
    <style:style style:name="T60" style:family="text">
      <style:text-properties fo:font-size="12.00pt" fo:font-weight="normal" fo:font-family="Arial" style:font-family-asian="Arial" style:font-family-complex="Arial"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Arial" style:font-family-asian="Arial" style:font-family-complex="Arial"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Arial" style:font-family-asian="Arial" style:font-family-complex="Arial" fo:background-color="transparent" fo:color="#000000"/>
    </style:style>
    <style:style style:name="T65" style:family="text">
      <style:text-properties fo:font-size="12.00pt" fo:font-weight="normal" fo:font-family="Arial" style:font-family-asian="Arial" style:font-family-complex="Arial"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normal" fo:font-family="Arial" style:font-family-asian="Arial" style:font-family-complex="Arial" fo:background-color="transparent" fo:color="#000000"/>
    </style:style>
    <style:style style:name="T70" style:family="text">
      <style:text-properties fo:font-size="12.00pt" fo:font-weight="normal" fo:font-family="Arial" style:font-family-asian="Arial" style:font-family-complex="Arial"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normal" fo:font-family="Arial" style:font-family-asian="Arial" style:font-family-complex="Arial" fo:background-color="transparent" fo:color="#000000"/>
    </style:style>
    <style:style style:name="T73" style:family="text">
      <style:text-properties fo:font-size="12.00pt" fo:font-weight="normal" fo:font-family="Arial" style:font-family-asian="Arial" style:font-family-complex="Arial"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normal" fo:font-family="Arial" style:font-family-asian="Arial" style:font-family-complex="Arial" fo:background-color="transparent" fo:color="#000000"/>
    </style:style>
    <style:style style:name="T76" style:family="text">
      <style:text-properties fo:font-size="12.00pt" fo:font-weight="normal" fo:font-family="Arial" style:font-family-asian="Arial" style:font-family-complex="Arial"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normal" fo:font-family="Arial" style:font-family-asian="Arial" style:font-family-complex="Arial" fo:background-color="transparent" fo:color="#000000"/>
    </style:style>
    <style:style style:name="T79" style:family="text">
      <style:text-properties fo:font-size="12.00pt" fo:font-weight="normal" fo:font-family="Arial" style:font-family-asian="Arial" style:font-family-complex="Arial"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Arial" style:font-family-asian="Arial" style:font-family-complex="Arial" fo:background-color="transparent" fo:color="#000000"/>
    </style:style>
    <style:style style:name="T82" style:family="text">
      <style:text-properties fo:font-size="12.00pt" fo:font-weight="normal" fo:font-family="Arial" style:font-family-asian="Arial" style:font-family-complex="Arial"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Arial" style:font-family-asian="Arial" style:font-family-complex="Arial" fo:background-color="transparent"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Arial" style:font-family-asian="Arial" style:font-family-complex="Arial"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bold" fo:font-family="Arial" style:font-family-asian="Arial" style:font-family-complex="Arial" fo:background-color="transparent" fo:color="#000000"/>
    </style:style>
    <style:style style:name="T89" style:family="text">
      <style:text-properties fo:font-size="12.00pt" fo:font-weight="normal" fo:font-family="Arial" style:font-family-asian="Arial" style:font-family-complex="Arial" fo:background-color="transparent" fo:color="#000000"/>
    </style:style>
    <style:style style:name="T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Arial" style:font-family-asian="Arial" style:font-family-complex="Arial" fo:background-color="transparent" fo:color="#00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bold" fo:font-family="Arial" style:font-family-asian="Arial" style:font-family-complex="Arial" fo:background-color="transparent" fo:color="#000000"/>
    </style:style>
    <style:style style:name="T95" style:family="text">
      <style:text-properties fo:font-size="12.00pt" fo:font-weight="normal" fo:font-family="Arial" style:font-family-asian="Arial" style:font-family-complex="Arial"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bold" fo:font-family="Arial" style:font-family-asian="Arial" style:font-family-complex="Arial" fo:background-color="transparent" fo:color="#000000"/>
    </style:style>
    <style:style style:name="T98" style:family="text">
      <style:text-properties fo:font-size="12.00pt" fo:font-weight="normal" fo:font-family="Arial" style:font-family-asian="Arial" style:font-family-complex="Arial"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6.00pt" fo:font-weight="bold" fo:font-family="Arial" style:font-family-asian="Arial" style:font-family-complex="Arial" fo:background-color="transparent" fo:color="#000000"/>
    </style:style>
    <style:style style:name="T101" style:family="text">
      <style:text-properties fo:font-size="12.00pt" fo:font-weight="normal" fo:font-family="Arial" style:font-family-asian="Arial" style:font-family-complex="Arial" fo:background-color="transparent" fo:color="#000000"/>
    </style:style>
    <style:style style:name="T102" style:family="text">
      <style:text-properties fo:font-size="12.00pt" fo:font-weight="bold" fo:font-family="Arial" style:font-family-asian="Arial" style:font-family-complex="Arial" fo:background-color="transparent" fo:color="#000000"/>
    </style:style>
    <style:style style:name="T103" style:family="text">
      <style:text-properties fo:font-size="12.00pt" fo:font-weight="normal" fo:font-family="Arial" style:font-family-asian="Arial" style:font-family-complex="Arial"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Arial" style:font-family-asian="Arial" style:font-family-complex="Arial" fo:background-color="transparent" fo:color="#000000"/>
    </style:style>
    <style:style style:name="T106" style:family="text">
      <style:text-properties fo:font-size="12.00pt" fo:font-weight="bold" fo:font-family="Arial" style:font-family-asian="Arial" style:font-family-complex="Arial"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Arial" style:font-family-asian="Arial" style:font-family-complex="Arial" fo:background-color="transparent" fo:color="#000000"/>
    </style:style>
    <style:style style:name="T109" style:family="text">
      <style:text-properties fo:font-size="12.00pt" fo:font-weight="bold" fo:font-family="Arial" style:font-family-asian="Arial" style:font-family-complex="Arial" fo:background-color="transparent" fo:color="#000000"/>
    </style:style>
    <style:style style:name="T110" style:family="text">
      <style:text-properties fo:font-size="12.00pt" fo:font-weight="normal" fo:font-family="Arial" style:font-family-asian="Arial" style:font-family-complex="Arial"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Arial" style:font-family-asian="Arial" style:font-family-complex="Arial"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bold" fo:font-family="Arial" style:font-family-asian="Arial" style:font-family-complex="Arial" fo:background-color="transparent" fo:color="#000000"/>
    </style:style>
    <style:style style:name="T115" style:family="text">
      <style:text-properties fo:font-size="12.00pt" fo:font-weight="normal" fo:font-family="Arial" style:font-family-asian="Arial" style:font-family-complex="Arial" fo:background-color="transparent" fo:color="#000000"/>
    </style:style>
    <style:style style:name="T116" style:family="text">
      <style:text-properties fo:font-size="12.00pt" fo:font-weight="bold" fo:font-family="Arial" style:font-family-asian="Arial" style:font-family-complex="Arial" fo:background-color="transparent" fo:color="#000000"/>
    </style:style>
    <style:style style:name="T117" style:family="text">
      <style:text-properties fo:font-size="12.00pt" fo:font-weight="normal" fo:font-family="Arial" style:font-family-asian="Arial" style:font-family-complex="Arial"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Arial" style:font-family-asian="Arial" style:font-family-complex="Arial"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Arial" style:font-family-asian="Arial" style:font-family-complex="Arial" fo:background-color="transparent" fo:color="#000000"/>
    </style:style>
    <style:style style:name="P1" style:family="paragraph">
      <style:paragraph-properties fo:line-height="100.00%" fo:text-align="left"/>
    </style:style>
    <style:style style:name="P2" style:family="paragraph">
      <style:paragraph-properties fo:line-height="100.00%" fo:text-align="left" fo:margin-top="12.00pt" fo:margin-bottom="6.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fo:margin-top="12.00pt" fo:margin-bottom="6.00pt"/>
    </style:style>
    <style:style style:name="P4" style:family="paragraph">
      <style:paragraph-properties fo:line-height="100.00%" fo:text-align="left" fo:margin-bottom="6.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fo:margin-top="12.00pt" fo:margin-bottom="6.00pt"/>
    </style:style>
    <style:style style:name="P6" style:family="paragraph">
      <style:paragraph-properties fo:line-height="100.00%" fo:text-align="left" fo:margin-bottom="6.00pt"/>
    </style:style>
    <style:style style:name="P7" style:family="paragraph">
      <style:paragraph-properties fo:line-height="100.00%" fo:text-align="left" fo:margin-top="12.00pt" fo:margin-bottom="6.00pt"/>
    </style:style>
    <style:style style:name="P8" style:family="paragraph">
      <style:paragraph-properties fo:line-height="150.00%" fo:text-align="left"/>
    </style:style>
    <style:style style:name="P9" style:family="paragraph">
      <style:paragraph-properties fo:line-height="100.00%" fo:text-align="left" fo:margin-top="12.00pt" fo:margin-bottom="6.00pt"/>
    </style:style>
    <style:style style:name="P10" style:family="paragraph">
      <style:paragraph-properties fo:line-height="15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50.00%" fo:text-align="left" fo:margin-left="-18.00pt" fo:text-indent="18.00pt"/>
    </style:style>
    <style:style style:name="P12" style:family="paragraph">
      <style:paragraph-properties fo:line-height="150.00%" fo:text-align="left"/>
    </style:style>
    <style:style style:name="P13" style:family="paragraph">
      <style:paragraph-properties fo:line-height="150.00%" fo:text-align="center"/>
    </style:style>
    <style:style style:name="P14" style:family="paragraph">
      <style:paragraph-properties fo:line-height="15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50.00%" fo:text-align="left" fo:margin-left="-18.00pt" fo:text-indent="18.00pt"/>
    </style:style>
    <style:style style:name="P16" style:family="paragraph">
      <style:paragraph-properties fo:line-height="150.00%" fo:text-align="left"/>
    </style:style>
    <style:style style:name="P17" style:family="paragraph">
      <style:paragraph-properties fo:line-height="100.00%" fo:text-align="left" fo:margin-top="12.00pt" fo:margin-bottom="6.00pt"/>
    </style:style>
    <style:style style:name="P18" style:family="paragraph">
      <style:paragraph-properties fo:line-height="150.00%" fo:text-align="left"/>
    </style:style>
    <style:style style:name="P19" style:family="paragraph">
      <style:paragraph-properties fo:line-height="150.00%" fo:text-align="left" fo:margin-bottom="14.15p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50.00%" fo:text-align="left" fo:margin-left="-18.00pt" fo:text-indent="18.00pt"/>
    </style:style>
    <style:style style:name="P21" style:family="paragraph">
      <style:paragraph-properties fo:line-height="150.00%" fo:text-align="left"/>
    </style:style>
    <style:style style:name="P22" style:family="paragraph">
      <style:paragraph-properties fo:line-height="150.00%" fo:text-align="left" fo:margin-bottom="14.15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50.00%" fo:text-align="left" fo:margin-left="-18.00pt" fo:text-indent="18.00pt" fo:margin-bottom="14.15pt"/>
    </style:style>
    <style:style style:name="P24" style:family="paragraph">
      <style:paragraph-properties fo:line-height="150.00%" fo:text-align="left" fo:margin-bottom="14.15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50.00%" fo:text-align="left" fo:margin-left="-18.00pt" fo:text-indent="18.00pt" fo:margin-bottom="14.15pt"/>
    </style:style>
    <style:style style:name="P26" style:family="paragraph">
      <style:paragraph-properties fo:line-height="100.00%" fo:text-align="left" fo:margin-bottom="14.15pt"/>
    </style:style>
    <style:style style:name="P27" style:family="paragraph">
      <style:paragraph-properties fo:line-height="150.00%" fo:text-align="center" fo:margin-bottom="14.15pt"/>
    </style:style>
    <style:style style:name="P28" style:family="paragraph">
      <style:paragraph-properties fo:line-height="150.00%" fo:text-align="left" fo:margin-bottom="14.15pt"/>
    </style:style>
    <style:style style:name="P29" style:family="paragraph">
      <style:paragraph-properties fo:line-height="150.00%" fo:text-align="left"/>
    </style:style>
    <style:style style:name="P30" style:family="paragraph">
      <style:paragraph-properties fo:line-height="150.00%" fo:text-align="justify"/>
    </style:style>
    <style:style style:name="P31" style:family="paragraph">
      <style:paragraph-properties fo:line-height="150.00%" fo:text-align="left"/>
    </style:style>
  </office:automatic-styles>
  <office:body>
    <office:text>
      <text:p text:style-name="P1"><text:span text:style-name="T1">System design document for Twirl</text:span></text:p>
      <text:p text:style-name="P1"><text:span text:style-name="T2"/></text:p>
      <text:p text:style-name="P1"><text:span text:style-name="T3"><text:s text:c="2"/>Version: 1.1</text:span></text:p>
      <text:p text:style-name="P1"><text:span text:style-name="T4"/></text:p>
      <text:p text:style-name="P1"><text:span text:style-name="T5"><text:s text:c="2"/></text:span><text:span text:style-name="T6">Date</text:span><text:span text:style-name="T7"><text:s/>26/5 - 2013</text:span></text:p>
      <text:p text:style-name="P1"><text:span text:style-name="T8"/></text:p>
      <text:p text:style-name="P1"><text:span text:style-name="T9"><text:s text:c="2"/></text:span><text:span text:style-name="T10">Author</text:span><text:span text:style-name="T11"><text:s/>Eric Arnebäck, Linnéa Andersson, Andreas Wahlström, Johan Gerdin</text:span></text:p>
      <text:p text:style-name="P1"><text:span text:style-name="T12"/></text:p>
      <text:p text:style-name="P1"><text:span text:style-name="T13">This version overrides all previous versions.</text:span></text:p>
      <text:p text:style-name="P1"><text:span text:style-name="T14"/></text:p>
      <text:p text:style-name="P1"><text:span text:style-name="T14"/></text:p>
      <text:p text:style-name="P1"><text:span text:style-name="T14"/></text:p>
      <text:p text:style-name="P1"><text:span text:style-name="T14"/></text:p>
      <text:p text:style-name="P2"><text:span text:style-name="T15">Table of contens</text:span></text:p>
      <text:list text:style-name="L3">
        <text:list-item>
          <text:p text:style-name="P3"><text:span text:style-name="T16">Introduction</text:span></text:p>
        </text:list-item>
      </text:list>
      <text:p text:style-name="P4"><text:span text:style-name="T17">1.1 Design goals</text:span></text:p>
      <text:p text:style-name="P4"><text:span text:style-name="T17">1.2 Definitions, Acronyms, Abbreviations</text:span></text:p>
      <text:list text:style-name="L5">
        <text:list-item>
          <text:p text:style-name="P5"><text:span text:style-name="T18">System design</text:span></text:p>
        </text:list-item>
      </text:list>
      <text:p text:style-name="P6"><text:span text:style-name="T19">2.1 Entities</text:span></text:p>
      <text:p text:style-name="P6"><text:span text:style-name="T20">2.1.1 PowerUp</text:span></text:p>
      <text:p text:style-name="P6"><text:span text:style-name="T20">2.1.2 Physics</text:span></text:p>
      <text:p text:style-name="P6"><text:span text:style-name="T20">2.1.3 GameWorld</text:span></text:p>
      <text:p text:style-name="P6"><text:span text:style-name="T20">2.1.4 RandomLevelGenerator</text:span></text:p>
      <text:p text:style-name="P6"><text:span text:style-name="T21">2.2 Software decomposition</text:span></text:p>
      <text:p text:style-name="P6"><text:span text:style-name="T22">2.2.1 General</text:span></text:p>
      <text:p text:style-name="P6"><text:span text:style-name="T22">2.2.2 Decomposition into subsystems</text:span></text:p>
      <text:p text:style-name="P6"><text:span text:style-name="T22">2.2.3 Layering</text:span></text:p>
      <text:p text:style-name="P6"><text:span text:style-name="T22">2.2.4 Dependency analysis</text:span></text:p>
      <text:p text:style-name="P6"><text:span text:style-name="T23"><text:tab/>2.3 Concurrency issues</text:span></text:p>
      <text:p text:style-name="P6"><text:span text:style-name="T23"><text:tab/>2.4 Persistent data managment</text:span></text:p>
      <text:p text:style-name="P6"><text:span text:style-name="T23"><text:tab/>2.5 Access control and security</text:span></text:p>
      <text:p text:style-name="P6"><text:span text:style-name="T23"><text:tab/>2.6 Boundary conditions</text:span></text:p>
      <text:p text:style-name="P7"><text:span text:style-name="T24">3.<text:s text:c="2"/>References</text:span></text:p>
      <text:p text:style-name="P7"><text:span text:style-name="T25">1<text:s/></text:span><text:span text:style-name="T26">Introduction</text:span></text:p>
      <text:p text:style-name="P8"><text:span text:style-name="T27"/></text:p>
      <text:p text:style-name="P8"><text:span text:style-name="T28">1.1 Design goals</text:span></text:p>
      <text:p text:style-name="P8"><text:span text:style-name="T29">The design should use MVC in a way that makes it easy to reuse the model when porting the game to other platforms. The physics engine should also be easily replacable. The model should be testable. </text:span></text:p>
      <text:p text:style-name="P8"><text:span text:style-name="T30"/></text:p>
      <text:p text:style-name="P8"><text:span text:style-name="T31">1.2 Definitions, acronyms and abbreviations</text:span><text:span text:style-name="T32"><text:s/></text:span></text:p>
      <text:p text:style-name="P8"><text:span text:style-name="T33">Box2D</text:span><text:span text:style-name="T34"><text:s/>The physics engine we're using.</text:span></text:p>
      <text:p text:style-name="P8"><text:span text:style-name="T35">AndEngine</text:span><text:span text:style-name="T36"><text:s/>the game engine we're using</text:span></text:p>
      <text:p text:style-name="P8"><text:span text:style-name="T37">Physics Body</text:span><text:span text:style-name="T38"><text:s text:c="2"/>The body class is a class in Box2D used to represent the physical body of a shape in the game.</text:span></text:p>
      <text:p text:style-name="P9"><text:span text:style-name="T39">2 System design</text:span></text:p>
      <text:p text:style-name="P10"><text:span text:style-name="T40">The game almost uses a MVC model. Only the actual game logic has been cleanly separated into MVC. The menu system and high score list is instead divided up between the the view and the controller. This was due to time constraints. </text:span></text:p>
      <text:p text:style-name="P10"><text:span text:style-name="T41"/></text:p>
      <text:p text:style-name="P10"><text:span text:style-name="T42">2.1 Entities</text:span></text:p>
      <text:p text:style-name="P10"><text:span text:style-name="T43">Entities are the objects shown in the game, like planets, enemies, and the player.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span></text:p>
      <text:p text:style-name="P10"><text:span text:style-name="T44"/></text:p>
      <text:p text:style-name="P10"><text:span text:style-name="T45">CollisionResolver is responsible for responding to collisions between entities.</text:span></text:p>
      <text:p text:style-name="P10"><text:span text:style-name="T46"/></text:p>
      <text:p text:style-name="P10"><text:span text:style-name="T47">2.1.1 Power-up</text:span></text:p>
      <text:p text:style-name="P10"><text:span text:style-name="T48">One type of entity is the Power-up. Power-up:s are box-shaped entities, and when the player picks one up a special effect is activated. Only the Player-entity can pick up power-ups. </text:span></text:p>
      <text:p text:style-name="P10"><text:span text:style-name="T49"/></text:p>
      <text:p text:style-name="P10"><text:span text:style-name="T50">To create a new power-up, first extend Power-up, then pass down a power-up duration(in seconds) to the base constructor, and then implement activateEffect and deactiveEffect. Then also specify a color the player will be colored with after picking up the power-up. An optional text can also be specified for the power-up. A fading text will be shown in the view if a text is specfied. </text:span></text:p>
      <text:p text:style-name="P10"><text:span text:style-name="T51"/></text:p>
      <text:p text:style-name="P10"><text:span text:style-name="T52">The class PowerUpFactory is used when placing out new Power-ups for new levels by the random level generator(will be discussed in a later section). When adding a new power-up, you must also add it in the PowerUpFactory to make sure it is placed out in the random level generation. And you must also change the constructor of RandomPowerUp when creating a new Power-up. </text:span></text:p>
      <text:p text:style-name="P10"><text:span text:style-name="T53"/></text:p>
      <text:p text:style-name="P10"><text:span text:style-name="T54">2.1.2 Physics</text:span></text:p>
      <text:p text:style-name="P10"><text:span text:style-name="T55">Every Entity has an IPhysicsEntity. This interface has all the physics functionality that the entities in the model needs.<text:s text:c="2"/>By using this interface we can ensure that the model is independent of the physics engine used. It can be used to retrieve the velocity of the physics body that represents the entity, for example. The view implements this interface. So all the physics functionality is in the view. This is because this was the most convenient way of doing it. Box2D and AndEngine were too tightly coupled to separate the physics functionality out of the view into a package of its own. </text:span></text:p>
      <text:p text:style-name="P10"><text:span text:style-name="T56"/></text:p>
      <text:p text:style-name="P10"><text:span text:style-name="T57"><text:s/>IPhysicsWorld exposes the physics functionality that GameWorld needs, which we will now discuss.</text:span></text:p>
      <text:p text:style-name="P10"><text:span text:style-name="T58"/></text:p>
      <text:p text:style-name="P10"><text:span text:style-name="T59">2.1.3 GameWorld</text:span></text:p>
      <text:p text:style-name="P10"><text:span text:style-name="T60">GameWorld implements IGameWorld, which is the top-level interface exposing functionality of the model. IGameWorld is used to get information about the current state of the game(like whether the game is over), and to update the game(with touch input). </text:span></text:p>
      <text:p text:style-name="P10"><text:span text:style-name="T61"/></text:p>
      <text:p text:style-name="P10"><text:span text:style-name="T62">GameWorld is like the gateway to all the other model functionality. All the entities of the game are managed by GameWorld by using the package private class EntityManager. It also has a PowerUpList; this class is responble for properlu activating<text:s text:c="2"/>power-ups when the player picks them up, and also deactivates them when the power-up duration is over. </text:span></text:p>
      <text:p text:style-name="P10"><text:span text:style-name="T63"/></text:p>
      <text:p text:style-name="P10"><text:span text:style-name="T63"/></text:p>
      <text:p text:style-name="P10"><text:span text:style-name="T63"/></text:p>
      <text:p text:style-name="P10"><text:span text:style-name="T64">2.1.4 RandomLevelGeneration</text:span></text:p>
      <text:p text:style-name="P10"><text:span text:style-name="T65">The application implements a class RandomLevelGenerator which is responsible for randomly creating entities and placing them out at empty positions for new levels.</text:span></text:p>
      <text:p text:style-name="P10"><text:span text:style-name="T65">In randomly generated levels, we must ensure that entities are not placed on top of each other, and so we need some kind of collision handling. Box2D was to inflexible for this purpose, so we implemented collision handling from scratch using the Separating Axis Theorem. This functionality is implemented by the package model.util.sat</text:span></text:p>
      <text:p text:style-name="P10"><text:span text:style-name="T66"/></text:p>
      <text:p text:style-name="P10"><text:span text:style-name="T67">2.2 Software decomposition</text:span></text:p>
      <text:p text:style-name="P10"><text:span text:style-name="T68"/></text:p>
      <text:p text:style-name="P10"><text:span text:style-name="T69">2.1.1 General </text:span></text:p>
      <text:list text:style-name="L11">
        <text:list-item>
          <text:p text:style-name="P11"><text:span text:style-name="T70">controller, the controller classes. </text:span></text:p>
        </text:list-item>
        <text:list-item>
          <text:p text:style-name="P11"><text:span text:style-name="T70">model.entity, the entities of the app and the gameworld(manages all the entities in the game, and also handles level change and the like)</text:span></text:p>
        </text:list-item>
        <text:list-item>
          <text:p text:style-name="P11"><text:span text:style-name="T70">model.powerup, the power-ups of the game. </text:span></text:p>
        </text:list-item>
        <text:list-item>
          <text:p text:style-name="P11"><text:span text:style-name="T70">model.resource, basically classes for mapping resources to file names. These resources are then loaded and displayed by the view.</text:span></text:p>
        </text:list-item>
        <text:list-item>
          <text:p text:style-name="P11"><text:span text:style-name="T70">model.physics, interfaces that describe the physics functionality that the model needs. There is also a vector class here that we nicked from box2d</text:span></text:p>
        </text:list-item>
        <text:list-item>
          <text:p text:style-name="P11"><text:span text:style-name="T70">model.util Utility classes used in the model. </text:span></text:p>
        </text:list-item>
        <text:list-item>
          <text:p text:style-name="P11"><text:span text:style-name="T70">model.util.sat, Implementents the separating Axis Theorem to handle collisions. Used in ramdom level generation. </text:span></text:p>
        </text:list-item>
        <text:list-item>
          <text:p text:style-name="P11"><text:span text:style-name="T70">View, the view related classes.</text:span></text:p>
        </text:list-item>
        <text:list-item>
          <text:p text:style-name="P11"><text:span text:style-name="T70">View.scene, Scenes are separate screenes of viewing in AndEngine; for example, the high score list is one scene and the main menu is another scene. All the scenes of the game are stored here.</text:span></text:p>
        </text:list-item>
        <text:list-item>
          <text:p text:style-name="P11"><text:span text:style-name="T70">View.entity, the views of all the entities are stored here.</text:span></text:p>
        </text:list-item>
        <text:list-item>
          <text:p text:style-name="P11"><text:span text:style-name="T70">View.loading, utility classes for the loading scenes are stored here.</text:span></text:p>
        </text:list-item>
        <text:list-item>
          <text:p text:style-name="P11"><text:span text:style-name="T70">View.andengine.entity, AndEngine also has a class called Entity. We needed to extend this Entity class a couple of times for some classes in the view, and these classes are stored here. </text:span></text:p>
        </text:list-item>
        <text:list-item>
          <text:p text:style-name="P11"><text:span text:style-name="T70">View.resource, the resources that the model wishes to show to the user(sounds effects and images) are stored here, and of course shown by the view. As familiar, the paths to these resources can be found in the model.resource package. </text:span></text:p>
        </text:list-item>
        <text:list-item>
          <text:p text:style-name="P11"><text:span text:style-name="T70">View.loader, classes that simplify the loading of resources in AndEngine</text:span></text:p>
        </text:list-item>
        <text:list-item>
          <text:p text:style-name="P11"><text:span text:style-name="T70">view.opengl, AndEngine has no support for primitives like polygons and circles, so we had to implement that from scratch, using opengl. The classes that handle this are put in this package.</text:span></text:p>
        </text:list-item>
        <text:list-item>
          <text:p text:style-name="P11"><text:span text:style-name="T70">View.physics, these classes expose the physics functionality from Box2D that we need. The interfaces in model.physics are also implemented here.</text:span></text:p>
        </text:list-item>
      </text:list>
      <text:p text:style-name="P12"><text:span text:style-name="T71"/></text:p>
      <text:p text:style-name="P12"><text:span text:style-name="T72">2.2.2 Decomposition into subsystems </text:span></text:p>
      <text:p text:style-name="P12"><text:span text:style-name="T73">We don't have any subsystems. Everything is handled in one, big system. </text:span></text:p>
      <text:p text:style-name="P12"><text:span text:style-name="T74"/></text:p>
      <text:p text:style-name="P12"><text:span text:style-name="T75">2.2.3 Layering</text:span></text:p>
      <text:p text:style-name="P12"><text:span text:style-name="T76">The layering is as indicated in the Figure “package structure” below . Higher layers are at the top of the figure. </text:span></text:p>
      <text:p text:style-name="P12"><text:span text:style-name="T77"/></text:p>
      <text:p text:style-name="P12"><text:span text:style-name="T78">2.2.4 Dependency analysis</text:span></text:p>
      <text:p text:style-name="P12"><text:span text:style-name="T79">Dependencies are as shown in Figure “package structure”. There are no circular dependencies. </text:span></text:p>
      <text:p text:style-name="P12"><text:span text:style-name="T80"/></text:p>
      <text:p text:style-name="P12"><text:span text:style-name="T81">2.3 Concurrency issues</text:span></text:p>
      <text:p text:style-name="P12"><text:span text:style-name="T82">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span></text:p>
      <text:p text:style-name="P12"><text:span text:style-name="T83"/></text:p>
      <text:p text:style-name="P12"><text:span text:style-name="T84">Box2D bodies must be destroyed when they are removed from the game(ie, when the entity has been eaten). Otherwise we'll have a memory leak. But this deletion must be done on a separate thread, called the update thread by AndEngine, otherwise it will crash. And that is why are temporarily starting a new thread when deleting bodies. </text:span></text:p>
      <text:p text:style-name="P13"><draw:frame text:anchor-type="as-char" svg:width="159.28mm" svg:height="243.42mm" style:rel-width="scale" style:rel-height="scale"><draw:object-ole xlink:href="OleObj1"/><draw:image xlink:href="ObjectReplacements/OleObj1"/></draw:frame><text:span text:style-name="T86"><text:tab/><text:s text:c="9"/>Figure: “Package structure”</text:span></text:p>
      <text:p text:style-name="P14"><text:span text:style-name="T87"/></text:p>
      <text:p text:style-name="P14"><text:span text:style-name="T87"/></text:p>
      <text:p text:style-name="P14"><text:span text:style-name="T88">2.4 Persistent data management</text:span></text:p>
      <text:list text:style-name="L15">
        <text:list-item>
          <text:p text:style-name="P15"><text:span text:style-name="T89">Localization files for the localizible text of the app will be stored using XML, using the system for localization<text:s text:c="2"/>offered by the android OS, using strings.xml files.<text:s text:c="2"/>See<text:s/></text:span><text:a xlink:href="http://developer.android.com/guide/topics/resources/localization.html"><text:span text:style-name="T90">http://developer.android.com/guide/topics/resources/localization.html</text:span></text:a><text:span text:style-name="T91"/></text:p>
        </text:list-item>
        <text:list-item>
          <text:p text:style-name="P15"><text:span text:style-name="T92">The high score list is stored using a flat ASCII-based format. See the appendix </text:span></text:p>
        </text:list-item>
      </text:list>
      <text:p text:style-name="P16"><text:span text:style-name="T93"/></text:p>
      <text:p text:style-name="P16"><text:span text:style-name="T94">2.5 Access control and security</text:span></text:p>
      <text:p text:style-name="P16"><text:span text:style-name="T95">NA.</text:span></text:p>
      <text:p text:style-name="P16"><text:span text:style-name="T96"/></text:p>
      <text:p text:style-name="P16"><text:span text:style-name="T97">2.6 Boundary conditions </text:span></text:p>
      <text:p text:style-name="P16"><text:span text:style-name="T98">The app is launched like any other android app, by clicking on the icon. It is exited by pressing the back button. By pressing on the home button the application will freeze and wait for the user to procede playing when he/she reenters the app. </text:span></text:p>
      <text:p text:style-name="P16"><text:span text:style-name="T99"/></text:p>
      <text:p text:style-name="P17"><text:span text:style-name="T100">3 References</text:span></text:p>
      <text:p text:style-name="P18"><text:span text:style-name="T101"><text:s text:c="2"/></text:span><text:span text:style-name="T102">APPENDIX</text:span><text:span text:style-name="T103"><text:s/></text:span></text:p>
      <text:p text:style-name="P18"><text:span text:style-name="T104"/></text:p>
      <text:p text:style-name="P18"><text:span text:style-name="T105">The sequence diagrams can be found in sequence_diagrams/. They are the two pdf files. </text:span></text:p>
      <text:p text:style-name="P19"><text:span text:style-name="T106">Class diagrams for packages </text:span></text:p>
      <text:p text:style-name="P19"><draw:frame text:anchor-type="as-char" svg:width="170.13mm" svg:height="125.41mm" style:rel-width="scale" style:rel-height="scale"><draw:object-ole xlink:href="OleObj2"/><draw:image xlink:href="ObjectReplacements/OleObj2"/></draw:frame><text:span text:style-name="T108"><text:tab/><text:tab/><text:tab/><text:tab/><text:tab/></text:span><text:span text:style-name="T109">Model.entity package class diagram</text:span></text:p>
      <text:list text:style-name="L20">
        <text:list-item>
          <text:p text:style-name="P20"><text:span text:style-name="T110">Entity, the base class that all entities extend from</text:span></text:p>
        </text:list-item>
        <text:list-item>
          <text:p text:style-name="P20"><text:span text:style-name="T110">CircleEntity, circle-formed entities derive from this class</text:span></text:p>
        </text:list-item>
        <text:list-item>
          <text:p text:style-name="P20"><text:span text:style-name="T110">PolygonEntity,polygon-formed entities derive from this class </text:span></text:p>
        </text:list-item>
        <text:list-item>
          <text:p text:style-name="P20"><text:span text:style-name="T110">RectangleEntity,rectangle-formed entities derive from this class </text:span></text:p>
        </text:list-item>
        <text:list-item>
          <text:p text:style-name="P20"><text:span text:style-name="T110">BlackHole, all types of black holes(enemy and player) derive from this class. Has functionality for eating other entities.</text:span></text:p>
        </text:list-item>
        <text:list-item>
          <text:p text:style-name="P20"><text:span text:style-name="T110">Enemy, an enemy, AI-controlled, black hole</text:span></text:p>
        </text:list-item>
        <text:list-item>
          <text:p text:style-name="P20"><text:span text:style-name="T110">Player, a player-controlled(by touch input) black hole.</text:span></text:p>
        </text:list-item>
        <text:list-item>
          <text:p text:style-name="P20"><text:span text:style-name="T110">Obstacle, an uneatable, polygon-formed, obstacle in the game,</text:span></text:p>
        </text:list-item>
        <text:list-item>
          <text:p text:style-name="P20"><text:span text:style-name="T110">Planet, an eatable planet in the game. </text:span></text:p>
        </text:list-item>
        <text:list-item>
          <text:p text:style-name="P20"><text:span text:style-name="T110">IPowerUp, interface that all power-ups classes implements.</text:span></text:p>
        </text:list-item>
        <text:list-item>
          <text:p text:style-name="P20"><text:span text:style-name="T110">CollisionResolver, helper-class resonsible for resolving collisions between entities. </text:span></text:p>
        </text:list-item>
        <text:list-item>
          <text:p text:style-name="P20"><text:span text:style-name="T110">EntityManager, manages all the entities in a list, and is responble for updating them every frame, and makes sure that removed entities are removed from the world. </text:span></text:p>
        </text:list-item>
        <text:list-item>
          <text:p text:style-name="P20"><text:span text:style-name="T110">GameWorld, the world in which the game takes place. Responble for transitioning to the next level. Uses RandomLevelGenerator to create the next level, and EntityManager for managing all the entities of the world. </text:span></text:p>
        </text:list-item>
        <text:list-item>
          <text:p text:style-name="P20"><text:span text:style-name="T110">IGameWorld, interface that GameWorld implements. </text:span></text:p>
        </text:list-item>
        <text:list-item>
          <text:p text:style-name="P20"><text:span text:style-name="T110">RandomLevelGenerator, used to generate new random levels.</text:span></text:p>
        </text:list-item>
        <text:list-item>
          <text:p text:style-name="P20"><text:span text:style-name="T110">GameSettings, singelton class for storing the game settings of all games. Is manipulated in the menu system, in the options scene. </text:span></text:p>
        </text:list-item>
        <text:list-item>
          <text:p text:style-name="P20"><text:span text:style-name="T110">PowerUpList, used for managing the power-ups of the player. It activates and deactiviates(when duration time has run out) power-ups for the player.</text:span></text:p>
        </text:list-item>
      </text:list>
      <text:p text:style-name="P21"><text:span text:style-name="T111"/></text:p>
      <text:p text:style-name="P22"><text:span text:style-name="T112">(insert class diagram of the model.util package here)</text:span></text:p>
      <text:list text:style-name="L23">
        <text:list-item>
          <text:p text:style-name="P23"><text:span text:style-name="T112">PolygonUtil, utility functions related to polygons(obstacles are polygons)</text:span></text:p>
        </text:list-item>
        <text:list-item>
          <text:p text:style-name="P23"><text:span text:style-name="T112">RandomUtil, utility functions for random number generation.</text:span></text:p>
        </text:list-item>
      </text:list>
      <text:p text:style-name="P24"><text:span text:style-name="T112">insert class diagram of the model.util.sat package here)</text:span></text:p>
      <text:list text:style-name="L25">
        <text:list-item>
          <text:p text:style-name="P25"><text:span text:style-name="T112">Shape, A geometric shape</text:span></text:p>
        </text:list-item>
        <text:list-item>
          <text:p text:style-name="P25"><text:span text:style-name="T112">Circle, A circle shape</text:span></text:p>
        </text:list-item>
        <text:list-item>
          <text:p text:style-name="P25"><text:span text:style-name="T112">Polygon, A polygon shape</text:span></text:p>
        </text:list-item>
        <text:list-item>
          <text:p text:style-name="P25"><text:span text:style-name="T112">PolygonFactory, utility functions for creating polygons.</text:span></text:p>
        </text:list-item>
        <text:list-item>
          <text:p text:style-name="P25"><text:span text:style-name="T112">World, A world of shapes. The size of the world can be fixed. You can ask this class whether a shape is colliding with some other shape in the world. You can also add shapes to the world(used for random level generation)</text:span></text:p>
        </text:list-item>
      </text:list>
      <text:p text:style-name="P26"><draw:frame text:anchor-type="as-char" svg:width="163.51mm" svg:height="62.18mm" style:rel-width="scale" style:rel-height="scale"><draw:object-ole xlink:href="OleObj3"/><draw:image xlink:href="ObjectReplacements/OleObj3"/></draw:frame><text:span text:style-name="T113"/></text:p>
      <text:p text:style-name="P27"><text:span text:style-name="T114">Model.powerup package class diagram</text:span></text:p>
      <text:p text:style-name="P28"><text:span text:style-name="T115">All the power-ups have already been described in the RAD, and PowerUpFactory has also already been outlined, so they are not described here.</text:span></text:p>
      <text:p text:style-name="P29"><text:span text:style-name="T116">File Formats</text:span></text:p>
      <text:p text:style-name="P29"><text:span text:style-name="T117">The format for storing the high score list is a simple ASCII-format simple. A list of 5 persons is stored as follows:</text:span></text:p>
      <text:p text:style-name="P29"><text:span text:style-name="T118"/></text:p>
      <text:p text:style-name="P30"><text:span text:style-name="T119"><text:tab/>Name</text:span></text:p>
      <text:p text:style-name="P30"><text:span text:style-name="T119"><text:tab/>score</text:span></text:p>
      <text:p text:style-name="P30"><text:span text:style-name="T119"><text:tab/>Name</text:span></text:p>
      <text:p text:style-name="P30"><text:span text:style-name="T119"><text:tab/>score</text:span></text:p>
      <text:p text:style-name="P30"><text:span text:style-name="T119"><text:tab/>Name</text:span></text:p>
      <text:p text:style-name="P30"><text:span text:style-name="T119"><text:tab/>score</text:span></text:p>
      <text:p text:style-name="P30"><text:span text:style-name="T119"><text:tab/>...</text:span></text:p>
      <text:p text:style-name="P30"><text:span text:style-name="T120"/></text:p>
      <text:p text:style-name="P31"><text:span text:style-name="T121">So name and score is separated by a newline character. And the separate entries are too separated by a newline character<text:s text:c="2"/>The file is assumed to be sorted, so the first name found in the file is the one with the highest scor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